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rsid="0007055c" officeooo:paragraph-rsid="0007055c"/>
    </style:style>
    <style:style style:name="P2" style:family="paragraph" style:parent-style-name="Heading_20_1">
      <style:paragraph-properties fo:break-before="page"/>
      <style:text-properties officeooo:rsid="000a28ac" officeooo:paragraph-rsid="000a28ac"/>
    </style:style>
    <style:style style:name="P3" style:family="paragraph" style:parent-style-name="Heading_20_1">
      <style:paragraph-properties fo:break-before="page"/>
      <style:text-properties officeooo:rsid="000ea5ae" officeooo:paragraph-rsid="000ea5ae"/>
    </style:style>
    <style:style style:name="P4" style:family="paragraph" style:parent-style-name="Heading_20_2">
      <style:text-properties officeooo:rsid="000af667" officeooo:paragraph-rsid="000af667"/>
    </style:style>
    <style:style style:name="P5" style:family="paragraph" style:parent-style-name="Heading_20_3">
      <style:text-properties officeooo:rsid="000af667" officeooo:paragraph-rsid="000af667"/>
    </style:style>
    <style:style style:name="P6" style:family="paragraph" style:parent-style-name="Heading_20_3">
      <style:text-properties officeooo:rsid="000be48c" officeooo:paragraph-rsid="000be48c"/>
    </style:style>
    <style:style style:name="P7" style:family="paragraph" style:parent-style-name="Subtitle">
      <style:text-properties officeooo:rsid="0006b283" officeooo:paragraph-rsid="0006b283"/>
    </style:style>
    <style:style style:name="P8" style:family="paragraph" style:parent-style-name="Text_20_body">
      <style:text-properties officeooo:rsid="0006b283" officeooo:paragraph-rsid="0006b283"/>
    </style:style>
    <style:style style:name="P9" style:family="paragraph" style:parent-style-name="Text_20_body">
      <style:text-properties officeooo:rsid="0007055c" officeooo:paragraph-rsid="0007055c"/>
    </style:style>
    <style:style style:name="P10" style:family="paragraph" style:parent-style-name="Text_20_body">
      <style:text-properties officeooo:paragraph-rsid="0007055c"/>
    </style:style>
    <style:style style:name="P11" style:family="paragraph" style:parent-style-name="Text_20_body" style:list-style-name="L1">
      <style:text-properties officeooo:rsid="000af667" officeooo:paragraph-rsid="000af667"/>
    </style:style>
    <style:style style:name="P12" style:family="paragraph" style:parent-style-name="Text_20_body">
      <style:text-properties officeooo:paragraph-rsid="000af667"/>
    </style:style>
    <style:style style:name="P13" style:family="paragraph" style:parent-style-name="Text_20_body" style:list-style-name="L1">
      <style:text-properties officeooo:paragraph-rsid="000b91d9"/>
    </style:style>
    <style:style style:name="P14" style:family="paragraph" style:parent-style-name="Text_20_body" style:list-style-name="L1">
      <style:text-properties officeooo:rsid="000b91d9" officeooo:paragraph-rsid="000b91d9"/>
    </style:style>
    <style:style style:name="P15" style:family="paragraph" style:parent-style-name="Text_20_body" style:list-style-name="L2">
      <style:text-properties officeooo:rsid="000be48c" officeooo:paragraph-rsid="000be48c"/>
    </style:style>
    <style:style style:name="P16" style:family="paragraph" style:parent-style-name="Text_20_body" style:list-style-name="L2">
      <style:text-properties officeooo:paragraph-rsid="000be48c"/>
    </style:style>
    <style:style style:name="P17" style:family="paragraph" style:parent-style-name="Text_20_body" style:list-style-name="L2">
      <style:text-properties officeooo:paragraph-rsid="00119e27"/>
    </style:style>
    <style:style style:name="P18" style:family="paragraph" style:parent-style-name="Text_20_body" style:list-style-name="L2">
      <style:text-properties officeooo:rsid="000d11db" officeooo:paragraph-rsid="000d11db"/>
    </style:style>
    <style:style style:name="P19" style:family="paragraph" style:parent-style-name="Text_20_body" style:list-style-name="L2">
      <style:text-properties officeooo:rsid="000d11db" officeooo:paragraph-rsid="00119e27"/>
    </style:style>
    <style:style style:name="P20" style:family="paragraph" style:parent-style-name="Text_20_body">
      <style:text-properties officeooo:rsid="000d11db" officeooo:paragraph-rsid="000d11db"/>
    </style:style>
    <style:style style:name="P21" style:family="paragraph" style:parent-style-name="Text_20_body">
      <style:text-properties officeooo:rsid="000ea5ae" officeooo:paragraph-rsid="000ea5ae"/>
    </style:style>
    <style:style style:name="P22" style:family="paragraph" style:parent-style-name="Text_20_body">
      <style:text-properties officeooo:paragraph-rsid="000ea5ae"/>
    </style:style>
    <style:style style:name="P23" style:family="paragraph" style:parent-style-name="Text_20_body">
      <style:text-properties officeooo:paragraph-rsid="001046f9"/>
    </style:style>
    <style:style style:name="P24" style:family="paragraph" style:parent-style-name="Text_20_body">
      <style:text-properties officeooo:rsid="0011900d" officeooo:paragraph-rsid="0011900d"/>
    </style:style>
    <style:style style:name="P25" style:family="paragraph" style:parent-style-name="Text_20_body" style:list-style-name="L2">
      <style:text-properties officeooo:rsid="00119e27" officeooo:paragraph-rsid="00119e27"/>
    </style:style>
    <style:style style:name="P26" style:family="paragraph" style:parent-style-name="Title">
      <style:text-properties officeooo:rsid="0006b283" officeooo:paragraph-rsid="0006b283"/>
    </style:style>
    <style:style style:name="T1" style:family="text">
      <style:text-properties officeooo:rsid="0007055c"/>
    </style:style>
    <style:style style:name="T2" style:family="text">
      <style:text-properties officeooo:rsid="0008cae9"/>
    </style:style>
    <style:style style:name="T3" style:family="text">
      <style:text-properties officeooo:rsid="000af667"/>
    </style:style>
    <style:style style:name="T4" style:family="text">
      <style:text-properties officeooo:rsid="000b91d9"/>
    </style:style>
    <style:style style:name="T5" style:family="text">
      <style:text-properties officeooo:rsid="000be48c"/>
    </style:style>
    <style:style style:name="T6" style:family="text">
      <style:text-properties officeooo:rsid="000ea5ae"/>
    </style:style>
    <style:style style:name="T7" style:family="text">
      <style:text-properties officeooo:rsid="001046f9"/>
    </style:style>
    <style:style style:name="T8" style:family="text">
      <style:text-properties officeooo:rsid="0011900d"/>
    </style:style>
    <style:style style:name="T9" style:family="text">
      <style:text-properties officeooo:rsid="00119e2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Space Game</text:p>
      <text:p text:style-name="P7">by Ktosox and Ikuti</text:p>
      <text:p text:style-name="P8"/>
      <text:h text:style-name="P1" text:outline-level="1">Elevator pitch</text:h>
      <text:p text:style-name="P9">Send out mercenaries on to danger filled planets. Defeat challenges, manage your underlings.</text:p>
      <text:h text:style-name="P1" text:outline-level="1">Story brief</text:h>
      <text:p text:style-name="P10"><text:span text:style-name="T1">You search for the legendary artifact. You travel </text:span><text:span text:style-name="T2">across </text:span><text:span text:style-name="T1">distant worlds. </text:span><text:span text:style-name="T2">Each world you visit holds clues on which planet holds the artifact. </text:span><text:span text:style-name="T3">Each planet holds a sequence of traps and dangers.</text:span></text:p>
      <text:p text:style-name="P10"/>
      <text:h text:style-name="P2" text:outline-level="1">Gameplay Features</text:h>
      <text:h text:style-name="P4" text:outline-level="2">Level selection</text:h>
      <text:p text:style-name="P12"><text:span text:style-name="T8">On each step of the game t</text:span><text:span text:style-name="T3">he player </text:span><text:span text:style-name="T8">will be presented with 3 possible levels</text:span><text:span text:style-name="T3">. Once selected the player is locked in to the level until it is completed. </text:span><text:span text:style-name="T8">This screen presents a brief description of each possible level before selection. Once a level is selected this screen describes in details the planet connected to the selected level.</text:span></text:p>
      <text:h text:style-name="P4" text:outline-level="2">Mercenaries</text:h>
      <text:p text:style-name="P24">The game starts with a ship crewed by a predefined group of mercenaries. Each one has a name, a portrait, statistics and perks.</text:p>
      <text:h text:style-name="P5" text:outline-level="3">Stats:</text:h>
      <text:list xml:id="list3738102882" text:style-name="L1">
        <text:list-item>
          <text:p text:style-name="P11">HP – total amount of health points, once it reaches zero the character faints</text:p>
        </text:list-item>
        <text:list-item>
          <text:p text:style-name="P14">Combat rating – ability to inflict damage <text:span text:style-name="T8">in combat</text:span></text:p>
        </text:list-item>
        <text:list-item>
          <text:p text:style-name="P13"><text:span text:style-name="T4">Xeno knowledge – </text:span><text:span text:style-name="T8">using alien tech and speaking/reading alien languages</text:span></text:p>
        </text:list-item>
        <text:list-item>
          <text:p text:style-name="P13"><text:span text:style-name="T4">Cyber knowledge – </text:span><text:span text:style-name="T8">using machines and accessing computer systems</text:span></text:p>
        </text:list-item>
      </text:list>
      <text:h text:style-name="P6" text:outline-level="3">Possible perks:</text:h>
      <text:list xml:id="list2907474516" text:style-name="L2">
        <text:list-item>
          <text:p text:style-name="P15">Custom armor – this character has a custom set of armor (-1 damage received)</text:p>
        </text:list-item>
        <text:list-item>
          <text:p text:style-name="P16"><text:span text:style-name="T5">Alien – this character is an alien (+</text:span><text:span text:style-name="T9">1</text:span><text:span text:style-name="T5"> to xeno knowledge)</text:span></text:p>
        </text:list-item>
        <text:list-item>
          <text:p text:style-name="P18">Cyborg – this character is partially a machine (+<text:span text:style-name="T9">1</text:span> to cyber knowledge)</text:p>
        </text:list-item>
        <text:list-item>
          <text:p text:style-name="P19">Tech nerd – good at tech but lacking in combat (+<text:span text:style-name="T9">1</text:span> to cyber knowledge / -<text:span text:style-name="T9">1 to combat rating</text:span>)</text:p>
        </text:list-item>
        <text:list-item>
          <text:p text:style-name="P25">Resilient – has a chance to resist damage that would drop them below 0 HP</text:p>
        </text:list-item>
        <text:list-item>
          <text:p text:style-name="P17"><text:span text:style-name="T9">Commando – adept at fighting on jungle planets (+1 to combat rating)</text:span></text:p>
        </text:list-item>
      </text:list>
      <text:p text:style-name="P20"/>
      <text:h text:style-name="P3" text:outline-level="1">Art Design</text:h>
      <text:p text:style-name="P21">The “Sci-Fi Skill Icon Pack” pack by REXARD will be used to represent skills.</text:p>
      <text:p text:style-name="P22"><text:span text:style-name="T6">The “</text:span>Mobs Avatar Icons” <text:span text:style-name="T6">pack by REXARD will be used to represent characters and enemies.</text:span></text:p>
      <text:p text:style-name="P23"><text:span text:style-name="T7">The “</text:span>Space Ship Construction Kit” <text:span text:style-name="T7">by Skorpio will be used to make the space ship.</text:span></text:p>
      <text:p text:style-name="P23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3T10:19:50.345788385</meta:creation-date>
    <meta:generator>LibreOffice/6.4.7.2$Linux_X86_64 LibreOffice_project/40$Build-2</meta:generator>
    <dc:date>2021-06-13T13:49:29.787888154</dc:date>
    <meta:editing-duration>PT50M1S</meta:editing-duration>
    <meta:editing-cycles>6</meta:editing-cycles>
    <meta:document-statistic meta:table-count="0" meta:image-count="0" meta:object-count="0" meta:page-count="5" meta:paragraph-count="27" meta:word-count="315" meta:character-count="1827" meta:non-whitespace-character-count="1539"/>
  </office:meta>
</office:document-meta>
</file>